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P4" style:family="paragraph">
      <style:text-properties style:font-name="Liberation Sans1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/>
    </style:style>
    <style:style style:name="T3" style:family="text">
      <style:text-properties style:text-position="-33% 58%" style:font-name="Liberation Serif" fo:font-style="normal" style:font-style-asian="normal" style:font-style-complex="normal"/>
    </style:style>
    <style:style style:name="T4" style:family="text">
      <style:text-properties style:font-name="Liberation Sans1" fo:font-style="italic" style:font-name-asian="Liberation Sans2" style:font-style-asian="italic" style:font-name-complex="Liberation Sans2" style:font-style-complex="italic"/>
    </style:style>
    <style:style style:name="T5" style:family="text">
      <style:text-properties style:text-position="-33% 58%" style:font-name="Liberation Sans1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16cm" svg:y2="10cm">
          <text:p/>
        </draw:line>
        <draw:path draw:style-name="gr2" draw:text-style-name="P1" draw:layer="layout" svg:width="13.573cm" svg:height="3.497cm" draw:transform="rotate (0.202283660306143) translate (1.99999997792048cm 4.29999989234156cm)" svg:viewBox="0 0 13574 3498" svg:d="M0 0c3981 0 3745 156 4958 711 1214 555 1447 909 2738 1582s5878 1205 5878 1205">
          <text:p/>
        </draw:path>
        <draw:line draw:style-name="gr2" draw:text-style-name="P1" draw:layer="layout" svg:x1="7cm" svg:y1="4cm" svg:x2="7cm" svg:y2="10cm">
          <text:p/>
        </draw:line>
        <draw:line draw:style-name="gr2" draw:text-style-name="P1" draw:layer="layout" svg:x1="10cm" svg:y1="5cm" svg:x2="10cm" svg:y2="10cm">
          <text:p/>
        </draw:line>
        <draw:line draw:style-name="gr3" draw:text-style-name="P1" draw:layer="layout" svg:x1="8cm" svg:y1="5cm" svg:x2="8cm" svg:y2="3cm">
          <text:p/>
        </draw:line>
        <draw:line draw:style-name="gr3" draw:text-style-name="P1" draw:layer="layout" svg:x1="9cm" svg:y1="3.7cm" svg:x2="9cm" svg:y2="5.7cm">
          <text:p/>
        </draw:line>
        <draw:frame draw:style-name="gr4" draw:text-style-name="P2" draw:layer="layout" svg:width="1.107cm" svg:height="1.101cm" svg:x="7.7cm" svg:y="2.1cm">
          <draw:text-box>
            <text:p><text:span text:style-name="T1">w</text:span><text:span text:style-name="T2">d</text:span></text:p>
          </draw:text-box>
        </draw:frame>
        <draw:frame draw:style-name="gr4" draw:text-style-name="P2" draw:layer="layout" svg:width="1.09cm" svg:height="1.101cm" svg:x="8.6cm" svg:y="5.5cm">
          <draw:text-box>
            <text:p><text:span text:style-name="T1">w</text:span><text:span text:style-name="T2">e</text:span></text:p>
          </draw:text-box>
        </draw:frame>
        <draw:line draw:style-name="gr3" draw:text-style-name="P1" draw:layer="layout" svg:x1="6.5cm" svg:y1="8cm" svg:x2="8cm" svg:y2="8cm">
          <text:p/>
        </draw:line>
        <draw:frame draw:style-name="gr4" draw:text-style-name="P3" draw:layer="layout" svg:width="1.002cm" svg:height="1.101cm" svg:x="5.9cm" svg:y="7.95cm">
          <draw:text-box>
            <text:p><text:span text:style-name="T1">u</text:span><text:span text:style-name="T3">1</text:span></text:p>
          </draw:text-box>
        </draw:frame>
        <draw:frame draw:style-name="gr4" draw:text-style-name="P4" draw:layer="layout" svg:width="1.069cm" svg:height="1.107cm" svg:x="3.2cm" svg:y="6.2cm">
          <draw:text-box>
            <text:p><text:span text:style-name="T4">ρ</text:span><text:span text:style-name="T5">1</text:span></text:p>
          </draw:text-box>
        </draw:frame>
        <draw:frame draw:style-name="gr4" draw:text-style-name="P4" draw:layer="layout" svg:width="1.069cm" svg:height="1.107cm" svg:x="11.131cm" svg:y="2.293cm">
          <draw:text-box>
            <text:p><text:span text:style-name="T4">ρ</text:span><text:span text:style-name="T5">2</text:span></text:p>
          </draw:text-box>
        </draw:frame>
        <draw:frame draw:style-name="gr4" draw:text-style-name="P3" draw:layer="layout" svg:width="1.002cm" svg:height="1.101cm" svg:x="5.4cm" svg:y="1.3cm">
          <draw:text-box>
            <text:p><text:span text:style-name="T1">u</text:span><text:span text:style-name="T3">2</text:span></text:p>
          </draw:text-box>
        </draw:frame>
        <draw:line draw:style-name="gr3" draw:text-style-name="P1" draw:layer="layout" svg:x1="6.5cm" svg:y1="2cm" svg:x2="8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2:43:02.051761000</meta:creation-date>
    <dc:date>2015-03-16T12:57:27.052115000</dc:date>
    <meta:editing-duration>PT14M24S</meta:editing-duration>
    <meta:editing-cycles>3</meta:editing-cycles>
    <meta:generator>LibreOffice/4.3.4.1$MacOSX_X86_64 LibreOffice_project/bc356b2f991740509f321d70e4512a6a54c5f243</meta:generator>
    <meta:document-statistic meta:object-count="14"/>
  </office:meta>
</office:document-meta>
</file>